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3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heet1.C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Q.No.</text:p>
          </table:table-cell>
          <table:table-cell table:style-name="ce1" office:value-type="string" calcext:value-type="string">
            <text:p>Type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table:content-validation-name="val1" office:value-type="string" calcext:value-type="string">
            <text:p>Contos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content-validation-name="val1" office:value-type="string" calcext:value-type="string">
            <text:p>Multip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content-validation-name="val1" office:value-type="string" calcext:value-type="string">
            <text:p>Multip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content-validation-name="val1" office:value-type="string" calcext:value-type="string">
            <text:p>Yes/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content-validation-name="val1" office:value-type="string" calcext:value-type="string">
            <text:p>Matc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content-validation-name="val1" office:value-type="string" calcext:value-type="string">
            <text:p>Yes/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content-validation-name="val1" office:value-type="string" calcext:value-type="string">
            <text:p>Match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content-validation-name="val1" office:value-type="string" calcext:value-type="string">
            <text:p>Match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content-validation-name="val1" office:value-type="string" calcext:value-type="string">
            <text:p>Bike_Locat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content-validation-name="val1" office:value-type="string" calcext:value-type="string">
            <text:p>Bike_Locat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content-validation-name="val1" office:value-type="string" calcext:value-type="string">
            <text:p>Bike_Locat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content-validation-name="val1" office:value-type="string" calcext:value-type="string">
            <text:p>Bike_Location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content-validation-name="val1" office:value-type="string" calcext:value-type="string">
            <text:p>Litwa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content-validation-name="val1" office:value-type="string" calcext:value-type="string">
            <text:p>Litwa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content-validation-name="val1" office:value-type="string" calcext:value-type="string">
            <text:p>AzureKeyVau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content-validation-name="val1" office:value-type="string" calcext:value-type="string">
            <text:p>AzureKeyVau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content-validation-name="val1" office:value-type="string" calcext:value-type="string">
            <text:p>AzureKeyVault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content-validation-name="val1" office:value-type="string" calcext:value-type="string">
            <text:p>Match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content-validation-name="val1" office:value-type="string" calcext:value-type="string">
            <text:p>Multip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content-validation-name="val1" office:value-type="string" calcext:value-type="string">
            <text:p>Multip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style-name="ce2" table:content-validation-name="val1" office:value-type="string" calcext:value-type="string">
            <text:p>Contos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content-validation-name="val1" office:value-type="string" calcext:value-type="string">
            <text:p>Litwa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content-validation-name="val1" office:value-type="string" calcext:value-type="string">
            <text:p>Litwa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style-name="ce2" table:content-validation-name="val1" office:value-type="string" calcext:value-type="string">
            <text:p>Contos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style-name="ce2" table:content-validation-name="val1" office:value-type="string" calcext:value-type="string">
            <text:p>Contos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style-name="ce2" table:content-validation-name="val1" office:value-type="string" calcext:value-type="string">
            <text:p>Contoso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style-name="ce2" table:content-validation-name="val1" office:value-type="string" calcext:value-type="string">
            <text:p>Contos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content-validation-name="val1" office:value-type="string" calcext:value-type="string">
            <text:p>Yes/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content-validation-name="val1" office:value-type="string" calcext:value-type="string">
            <text:p>Multip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content-validation-name="val1" office:value-type="string" calcext:value-type="string">
            <text:p>Yes/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content-validation-name="val1" office:value-type="string" calcext:value-type="string">
            <text:p>KQL Databa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content-validation-name="val1" office:value-type="string" calcext:value-type="string">
            <text:p>KQL Databa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content-validation-name="val1" office:value-type="string" calcext:value-type="string">
            <text:p>KQL Databas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content-validation-name="val1" office:value-type="string" calcext:value-type="string">
            <text:p>Litwa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content-validation-name="val1" office:value-type="string" calcext:value-type="string">
            <text:p>Yes/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content-validation-name="val1" office:value-type="string" calcext:value-type="string">
            <text:p>Match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content-validation-name="val1" office:value-type="string" calcext:value-type="string">
            <text:p>Litwa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style-name="ce2" table:content-validation-name="val1" office:value-type="string" calcext:value-type="string">
            <text:p>Contos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content-validation-name="val1" office:value-type="string" calcext:value-type="string">
            <text:p>Match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content-validation-name="val1" office:value-type="string" calcext:value-type="string">
            <text:p>Yes/No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content-validation-name="val1" office:value-type="string" calcext:value-type="string">
            <text:p>Dropdown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content-validation-name="val1" office:value-type="string" calcext:value-type="string">
            <text:p>Single choice</text:p>
          </table:table-cell>
          <table:table-cell table:number-columns-repeated="4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 calcext:value-type="string">
            <text:p>Single choice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ultiple choice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atch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Yes/No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opdown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B1:Sheet1.C9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7:41:07.249268538</meta:creation-date>
    <meta:generator>LibreOffice/24.2.7.2$Linux_X86_64 LibreOffice_project/420$Build-2</meta:generator>
    <dc:date>2025-07-28T23:38:55.063946352</dc:date>
    <meta:editing-duration>P1DT3H56M58S</meta:editing-duration>
    <meta:editing-cycles>2</meta:editing-cycles>
    <meta:document-statistic meta:table-count="1" meta:cell-count="206" meta:object-count="0"/>
  </office:meta>
</office:document-meta>
</file>